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Roboto" svg:font-family="Roboto, arial, sans-serif"/>
    <style:font-face style:name="urw-din" svg:font-family="urw-din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459in"/>
    </style:style>
    <style:style style:name="Table1.B" style:family="table-column">
      <style:table-column-properties style:column-width="3.2076in"/>
    </style:style>
    <style:style style:name="Table1.C" style:family="table-column">
      <style:table-column-properties style:column-width="3.258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.0311in" fo:margin-bottom="0in" fo:text-align="start" style:justify-single-word="false" fo:orphans="2" fo:widows="2"/>
    </style:style>
    <style:style style:name="P2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fo:letter-spacing="normal"/>
    </style:style>
    <style:style style:name="P6" style:family="paragraph" style:parent-style-name="Table_20_Heading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fo:font-size="14pt" fo:font-weight="bold"/>
    </style:style>
    <style:style style:name="P7" style:family="paragraph" style:parent-style-name="Table_20_Contents">
      <style:paragraph-properties fo:margin-top="0in" fo:margin-bottom="0in" fo:text-align="start" style:justify-single-word="false" fo:padding="0in" fo:border="none"/>
      <style:text-properties fo:font-size="12.5pt" fo:font-weight="normal"/>
    </style:style>
    <style:style style:name="P8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fo:font-size="12.5pt" fo:font-weight="normal"/>
    </style:style>
    <style:style style:name="P9" style:family="paragraph" style:parent-style-name="list_20_paragraph" style:list-style-name="L1"/>
    <style:style style:name="P10" style:family="paragraph" style:parent-style-name="list_20_paragraph">
      <style:text-properties style:font-name="Times New Roman"/>
    </style:style>
    <style:style style:name="T1" style:family="text">
      <style:text-properties fo:font-size="9pt" fo:font-style="normal" fo:font-weight="normal"/>
    </style:style>
    <style:style style:name="T2" style:family="text">
      <style:text-properties fo:font-variant="normal" fo:text-transform="none" fo:color="#353833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9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273239" style:font-name="urw-din" fo:font-size="12.75pt" fo:letter-spacing="normal" fo:font-style="normal"/>
    </style:style>
    <style:style style:name="T6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7" style:family="text">
      <style:text-properties fo:font-variant="normal" fo:text-transform="none" fo:color="#273239" fo:letter-spacing="normal"/>
    </style:style>
    <style:style style:name="T8" style:family="text">
      <style:text-properties fo:font-variant="normal" fo:text-transform="none" fo:color="#273239" style:font-name="Times New Roman" fo:letter-spacing="normal"/>
    </style:style>
    <style:style style:name="T9" style:family="text">
      <style:text-properties fo:font-variant="normal" fo:text-transform="none" fo:color="#273239" style:font-name="Times New Roman" fo:font-size="12.75pt" fo:letter-spacing="normal" fo:font-style="normal"/>
    </style:style>
    <style:style style:name="T10" style:family="text">
      <style:text-properties fo:font-variant="normal" fo:text-transform="none" fo:color="#273239" style:font-name="Times New Roman" fo:font-size="12.75pt" fo:letter-spacing="normal" fo:font-style="normal" fo:font-weight="normal"/>
    </style:style>
    <style:style style:name="T11" style:family="text">
      <style:text-properties fo:font-variant="normal" fo:text-transform="none" fo:color="#273239" style:font-name="Times New Roman" fo:font-size="12pt" fo:letter-spacing="normal" style:font-size-asian="12pt" style:font-size-complex="12pt"/>
    </style:style>
    <style:style style:name="T12" style:family="text">
      <style:text-properties fo:font-variant="normal" fo:text-transform="none" fo:color="#273239" style:font-name="Times New Roman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273239" style:font-name="Times New Roman" fo:font-size="12pt" fo:letter-spacing="normal" fo:font-style="normal" style:font-size-asian="12pt" style:font-size-complex="12pt"/>
    </style:style>
    <style:style style:name="T14" style:family="text">
      <style:text-properties fo:font-variant="normal" fo:text-transform="none" fo:color="#202124" style:font-name="Roboto" fo:font-size="12pt" fo:letter-spacing="normal" fo:font-style="normal" fo:font-weight="normal"/>
    </style:style>
    <style:style style:name="T15" style:family="text">
      <style:text-properties fo:font-variant="normal" fo:text-transform="none" fo:color="#202124" style:font-name="Roboto" fo:font-size="12pt" fo:letter-spacing="normal" fo:font-style="normal" fo:font-weight="bold"/>
    </style:style>
    <style:style style:name="T16" style:family="text">
      <style:text-properties fo:font-variant="normal" fo:text-transform="none" fo:color="#202124" fo:font-size="12pt" fo:letter-spacing="normal" fo:font-style="normal" fo:font-weight="normal"/>
    </style:style>
    <style:style style:name="T17" style:family="text">
      <style:text-properties fo:font-variant="normal" fo:text-transform="none" fo:color="#202124" fo:font-size="12pt" fo:letter-spacing="normal" fo:font-style="normal" fo:font-weight="bol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1049128775108270" text:style-name="L1">
        <text:list-item>
          <text:p text:style-name="P9">What’s the difference between final, finally? What is finalize()?</text:p>
        </text:list-item>
      </text:list>
      <text:p text:style-name="list_20_paragraph"><text:tab/>Final means that you can not change it. It can be used with variables, methods and class. Final <text:tab/>variable can not be changed, final method can not be overriden and final class can not be inherited.</text:p>
      <text:p text:style-name="list_20_paragraph"/>
      <text:p text:style-name="list_20_paragraph"><text:tab/>Finally is used with try catch block and we use it to execute a block of case no matter any exceptions occurs or not.</text:p>
      <text:p text:style-name="list_20_paragraph"><text:tab/></text:p>
      <text:p text:style-name="list_20_paragraph"><text:tab/>finalize() is method that the garbage collector always calls just before the deletion/destroying the object which is eligible for garbage collection to perform clean up activity.</text:p>
      <text:p text:style-name="list_20_paragraph"/>
      <text:list xml:id="list36253453" text:continue-numbering="true" text:style-name="L1">
        <text:list-item>
          <text:p text:style-name="P9"><text:s/>What’s the difference between throw and throws? </text:p>
        </text:list-item>
      </text:list>
      <text:p text:style-name="list_20_paragraph"><text:tab/>Throws is used to throw exception from method.</text:p>
      <text:p text:style-name="list_20_paragraph"><text:tab/>Throw is used explicitly throw an exception with in the method or block of code.</text:p>
      <text:p text:style-name="list_20_paragraph"><text:tab/></text:p>
      <text:list xml:id="list36234186" text:continue-numbering="true" text:style-name="L1">
        <text:list-item>
          <text:p text:style-name="P9">What are the two types of exceptions? </text:p>
        </text:list-item>
      </text:list>
      <text:p text:style-name="Standard">There are two types of exceptions </text:p>
      <text:p text:style-name="list_20_paragraph"><text:tab/>a)Compile time exceptions (Also known as checked exceptions) These exceptions can be caught at compile time. These exceptions can be handled at compile time</text:p>
      <text:p text:style-name="list_20_paragraph"><text:tab/>b)Runtime exceptions (Also known as unchecked exceptions) They occur at runtime and <text:s/>the compiler does not check these types of exceptions. They can not be caught at compile time because they generated by the mistakes of the programs.</text:p>
      <text:p text:style-name="list_20_paragraph"/>
      <text:list xml:id="list36232619" text:continue-numbering="true" text:style-name="L1">
        <text:list-item>
          <text:p text:style-name="P9">What is error in java? </text:p>
        </text:list-item>
      </text:list>
      <text:p text:style-name="list_20_paragraph"><text:span text:style-name="T19"><text:tab/></text:span><text:span text:style-name="T2">An </text:span><text:span text:style-name="Source_20_Text"><text:span text:style-name="T2">Error</text:span></text:span><text:span text:style-name="T2"> is a subclass of </text:span><text:span text:style-name="Source_20_Text"><text:span text:style-name="T2">Throwable</text:span></text:span><text:span text:style-name="T2"> that indicates serious problems that a reasonable application should not try to catch. Most such errors are abnormal conditions. The </text:span><text:span text:style-name="Source_20_Text"><text:span text:style-name="T2">ThreadDeath</text:span></text:span><text:span text:style-name="T2"> error, though a "normal" condition, is also a subclass of </text:span><text:span text:style-name="Source_20_Text"><text:span text:style-name="T2">Error</text:span></text:span><text:span text:style-name="T2"> because most applications should not try to catch it.</text:span></text:p>
      <text:p text:style-name="P1"><text:span text:style-name="T2">A method is not required to declare in its </text:span><text:span text:style-name="Source_20_Text"><text:span text:style-name="T2">throws</text:span></text:span><text:span text:style-name="T2"> clause any subclasses of </text:span><text:span text:style-name="Source_20_Text"><text:span text:style-name="T2">Error</text:span></text:span><text:span text:style-name="T2"> that might be thrown during the execution of the method but not caught, since these errors are abnormal conditions that should never occur. That is, </text:span><text:span text:style-name="Source_20_Text"><text:span text:style-name="T2">Error</text:span></text:span><text:span text:style-name="T2"> and its subclasses are regarded as unchecked exceptions for the purposes of compile-time checking of exceptions.</text:span></text:p>
      <text:p text:style-name="P1"><text:span text:style-name="T2"/></text:p>
      <text:list xml:id="list36227262" text:continue-numbering="true" text:style-name="L1">
        <text:list-item>
          <text:p text:style-name="P9">Exception is object, true or false? </text:p>
        </text:list-item>
      </text:list>
      <text:p text:style-name="list_20_paragraph"><text:tab/>True. Exceptions are objects.</text:p>
      <text:p text:style-name="list_20_paragraph"/>
      <text:list xml:id="list36231827" text:continue-numbering="true" text:style-name="L1">
        <text:list-item>
          <text:p text:style-name="P9">Can a finally block exist with a try block but without a catch? </text:p>
        </text:list-item>
      </text:list>
      <text:p text:style-name="list_20_paragraph"><text:tab/>Yes. </text:p>
      <text:list xml:id="list36230230" text:continue-numbering="true" text:style-name="L1">
        <text:list-item>
          <text:p text:style-name="P9">From java 1.7, give an example of the try-resource feature. </text:p>
        </text:list-item>
      </text:list>
      <text:p text:style-name="list_20_paragraph"><text:tab/><text:span text:style-name="T3">static String readFirstLineFromFile(String path) throws IOException {</text:span></text:p>
      <text:p text:style-name="P4"><text:span text:style-name="T4"><text:s text:c="12"/></text:span><text:span text:style-name="Strong_20_Emphasis"><text:span text:style-name="T3">try (FileReader fr = new FileReader(path);</text:span></text:span></text:p>
      <text:p text:style-name="P4"><text:span text:style-name="Strong_20_Emphasis"><text:span text:style-name="T4"><text:s text:c="17"/></text:span></text:span><text:span text:style-name="Strong_20_Emphasis"><text:span text:style-name="T3">BufferedReader br = new BufferedReader(fr))</text:span></text:span><text:span text:style-name="T3"> {</text:span></text:p>
      <text:p text:style-name="P3"><text:s text:c="16"/><text:span text:style-name="T1">return br.readLine();</text:span></text:p>
      <text:p text:style-name="P3"><text:s text:c="12"/><text:span text:style-name="T1">}</text:span></text:p>
      <text:p text:style-name="P5"><text:s text:c="8"/><text:span text:style-name="T1">} <text:s text:c="6"/></text:span></text:p>
      <text:p text:style-name="list_20_paragraph"/>
      <text:p text:style-name="list_20_paragraph"/>
      <text:p text:style-name="list_20_paragraph"/>
      <text:list xml:id="list36249599" text:continue-numbering="true" text:style-name="L1">
        <text:list-item>
          <text:p text:style-name="P9"><text:soft-page-break/>What will happen to the Exception object after exception handling? </text:p>
        </text:list-item>
      </text:list>
      <text:p text:style-name="list_20_paragraph"><text:tab/>The object will be garbage collected in next garbage collection.</text:p>
      <text:p text:style-name="list_20_paragraph"/>
      <text:list xml:id="list36240967" text:continue-numbering="true" text:style-name="L1">
        <text:list-item>
          <text:p text:style-name="P9">Can we use String as a condition in switch(str){} clause? </text:p>
        </text:list-item>
      </text:list>
      <text:p text:style-name="list_20_paragraph"><text:tab/>Yes, it is recommended to use String value in switch case if you are dealing with String data.</text:p>
      <text:p text:style-name="list_20_paragraph"/>
      <text:list xml:id="list36248587" text:continue-numbering="true" text:style-name="L1">
        <text:list-item>
          <text:p text:style-name="P9">What’s the difference between ArrayList, LinkedList and vector? </text:p>
        </text:list-item>
      </text:list>
      <text:p text:style-name="list_20_paragraph"><text:tab/>ArrayList increments by 50% of its initial size. While Linked list doesnt have initial size. Vectors increased by 100%.</text:p>
      <text:list xml:id="list36234329" text:continue-numbering="true" text:style-name="L1">
        <text:list-item>
          <text:p text:style-name="P9">What’s the difference between hashTable and hashMap? </text:p>
        </text:list-item>
      </text:list>
      <text:p text:style-name="list_20_paragraph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S. No.</text:p>
            </table:table-cell>
            <table:table-cell table:style-name="Table1.A1" office:value-type="string">
              <text:p text:style-name="P6">Hashmap</text:p>
            </table:table-cell>
            <table:table-cell table:style-name="Table1.A1" office:value-type="string">
              <text:p text:style-name="P6">Hashtable</text:p>
            </table:table-cell>
          </table:table-row>
        </table:table-header-rows>
        <table:table-row>
          <table:table-cell table:style-name="Table1.A1" office:value-type="string">
            <text:p text:style-name="P8">1.</text:p>
          </table:table-cell>
          <table:table-cell table:style-name="Table1.A1" office:value-type="string">
            <text:p text:style-name="P8">No method is synchronized.</text:p>
          </table:table-cell>
          <table:table-cell table:style-name="Table1.A1" office:value-type="string">
            <text:p text:style-name="P8">Every method is synchronized.</text:p>
          </table:table-cell>
        </table:table-row>
        <table:table-row>
          <table:table-cell table:style-name="Table1.A1" office:value-type="string">
            <text:p text:style-name="P8">2.</text:p>
          </table:table-cell>
          <table:table-cell table:style-name="Table1.A1" office:value-type="string">
            <text:p text:style-name="P8">Multiple threads can operate simultaneously and hence hashmap’s object is not thread-safe.</text:p>
          </table:table-cell>
          <table:table-cell table:style-name="Table1.A1" office:value-type="string">
            <text:p text:style-name="P8">At a time only one thread is allowed to operate the Hashtable’s object. Hence it is thread-safe.</text:p>
          </table:table-cell>
        </table:table-row>
        <table:table-row>
          <table:table-cell table:style-name="Table1.A1" office:value-type="string">
            <text:p text:style-name="P8">3.</text:p>
          </table:table-cell>
          <table:table-cell table:style-name="Table1.A1" office:value-type="string">
            <text:p text:style-name="P8">Threads are not required to wait and hence relatively performance is high.</text:p>
          </table:table-cell>
          <table:table-cell table:style-name="Table1.A1" office:value-type="string">
            <text:p text:style-name="P8">It increases the waiting time of the thread and hence performance is low.</text:p>
          </table:table-cell>
        </table:table-row>
        <table:table-row>
          <table:table-cell table:style-name="Table1.A1" office:value-type="string">
            <text:p text:style-name="P8">4.</text:p>
          </table:table-cell>
          <table:table-cell table:style-name="Table1.A1" office:value-type="string">
            <text:p text:style-name="P8">Null is allowed for both key and value.</text:p>
          </table:table-cell>
          <table:table-cell table:style-name="Table1.A1" office:value-type="string">
            <text:p text:style-name="P8">Null is not allowed for both key and value. Otherwise, we will get a null pointer exception.</text:p>
          </table:table-cell>
        </table:table-row>
        <table:table-row>
          <table:table-cell table:style-name="Table1.A1" office:value-type="string">
            <text:p text:style-name="P8">5.</text:p>
          </table:table-cell>
          <table:table-cell table:style-name="Table1.A1" office:value-type="string">
            <text:p text:style-name="P8">It is introduced in the 1.2 version.</text:p>
          </table:table-cell>
          <table:table-cell table:style-name="Table1.A1" office:value-type="string">
            <text:p text:style-name="P8">It is introduced in the 1.0 version.</text:p>
          </table:table-cell>
        </table:table-row>
        <table:table-row>
          <table:table-cell table:style-name="Table1.A1" office:value-type="string">
            <text:p text:style-name="P8">6. </text:p>
          </table:table-cell>
          <table:table-cell table:style-name="Table1.A1" office:value-type="string">
            <text:p text:style-name="P8">It is non-legacy.</text:p>
          </table:table-cell>
          <table:table-cell table:style-name="Table1.A1" office:value-type="string">
            <text:p text:style-name="P7">It is a legacy.</text:p>
          </table:table-cell>
        </table:table-row>
      </table:table>
      <text:p text:style-name="P2"/>
      <text:list xml:id="list36242509" text:continue-numbering="true" text:style-name="L1">
        <text:list-item>
          <text:p text:style-name="P9">What is static import? </text:p>
        </text:list-item>
      </text:list>
      <text:p text:style-name="list_20_paragraph"><text:tab/>With Static import, you can access the static members of a class directly without class n<text:span text:style-name="T19">ame or any object.</text:span><text:span text:style-name="T11"> </text:span><text:span text:style-name="T12">For Example: we always use sqrt() method of Math class by using Math class i.e. </text:span><text:span text:style-name="Strong_20_Emphasis"><text:span text:style-name="T13">Math.sqrt()</text:span></text:span><text:span text:style-name="T12">, but by using static import we can access sqrt() method directly.</text:span></text:p>
      <text:p text:style-name="list_20_paragraph"><text:span text:style-name="T12"/></text:p>
      <text:list xml:id="list36233423" text:continue-numbering="true" text:style-name="L1">
        <text:list-item>
          <text:p text:style-name="P9"><text:s/>What is static block? </text:p>
        </text:list-item>
      </text:list>
      <text:p text:style-name="P10"><text:tab/><text:span text:style-name="T16">In a Java class, a static block is </text:span><text:span text:style-name="T17">a set of instructions that is run only once when a class is loaded into memory</text:span><text:span text:style-name="T16">. A static block is also called a static initialization block. This is because it is an option for initializing or setting up the class at run-time.</text:span> </text:p>
      <text:p text:style-name="list_20_paragraph"/>
      <text:list xml:id="list36233581" text:continue-numbering="true" text:style-name="L1">
        <text:list-item>
          <text:p text:style-name="P9">Explain the keywords: default(java 1.8), break, continue, synchronized, strictfp, transient, volatile, instanceOf </text:p>
        </text:list-item>
      </text:list>
      <text:p text:style-name="list_20_paragraph"/>
      <text:list xml:id="list36240276" text:continue-numbering="true" text:style-name="L1">
        <text:list-item>
          <text:p text:style-name="P9">Create a program including two threads – thread read and thread write. Input file -&gt;Thread read -&gt; Calculate -&gt; buffered area Buffered area -&gt; Thread write -&gt; output file Detailed description is in assignment4.txt file. Sample input.txt file. Attached files are input.txt and a more detailed description file </text:p>
        </text:list-item>
      </text:list>
      <text:p text:style-name="list_20_paragraph"><text:tab/></text:p>
      <text:p text:style-name="list_20_paragraph"><text:tab/></text:p>
      <text:p text:style-name="list_20_paragraph"/>
      <text:p text:style-name="list_20_paragraph"/>
      <text:p text:style-name="list_20_paragraph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Roboto" svg:font-family="Roboto, arial, sans-serif"/>
    <style:font-face style:name="urw-din" svg:font-family="urw-din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4-03T13:02:52.29</meta:creation-date>
    <meta:generator>OpenOffice/4.1.6$Win32 OpenOffice.org_project/416m1$Build-9790</meta:generator>
    <dc:date>2022-04-03T16:00:24.84</dc:date>
    <meta:editing-duration>PT2H57M31S</meta:editing-duration>
    <meta:editing-cycles>2</meta:editing-cycles>
    <meta:document-statistic meta:table-count="1" meta:image-count="0" meta:object-count="0" meta:page-count="3" meta:paragraph-count="65" meta:word-count="746" meta:character-count="4539"/>
  </office:meta>
</office:document-meta>
</file>